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e6bd4" officeooo:paragraph-rsid="001440d0"/>
    </style:style>
    <style:style style:name="P2" style:family="paragraph" style:parent-style-name="Standard">
      <style:text-properties fo:font-variant="normal" fo:text-transform="none" fo:color="#1c1c1c" style:font-name="Liberation Serif" fo:font-size="12pt" fo:letter-spacing="normal" fo:font-style="italic" fo:font-weight="normal" officeooo:rsid="00119402" officeooo:paragraph-rsid="001440d0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1c1c1c" style:font-name="Liberation Serif" fo:font-size="12pt" fo:letter-spacing="normal" fo:font-style="normal" fo:font-weight="normal" officeooo:rsid="007fb6fe" officeooo:paragraph-rsid="001440d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679ab4" officeooo:paragraph-rsid="001440d0" style:font-size-asian="12pt" style:font-size-complex="12pt"/>
    </style:style>
    <style:style style:name="P5" style:family="paragraph" style:parent-style-name="Standard">
      <style:text-properties style:font-name="Liberation Serif" fo:font-style="italic" officeooo:rsid="006dde19" officeooo:paragraph-rsid="001440d0" style:font-style-asian="italic" style:font-style-complex="italic"/>
    </style:style>
    <style:style style:name="P6" style:family="paragraph" style:parent-style-name="Standard">
      <style:text-properties officeooo:rsid="0069192e" officeooo:paragraph-rsid="001440d0"/>
    </style:style>
    <style:style style:name="P7" style:family="paragraph" style:parent-style-name="Standard">
      <style:text-properties officeooo:rsid="006b0c58" officeooo:paragraph-rsid="001440d0"/>
    </style:style>
    <style:style style:name="P8" style:family="paragraph" style:parent-style-name="Standard">
      <style:text-properties officeooo:rsid="006c7d83" officeooo:paragraph-rsid="001440d0"/>
    </style:style>
    <style:style style:name="P9" style:family="paragraph" style:parent-style-name="Standard">
      <style:text-properties officeooo:rsid="006dfb4d" officeooo:paragraph-rsid="001440d0"/>
    </style:style>
    <style:style style:name="P10" style:family="paragraph" style:parent-style-name="Standard">
      <style:text-properties officeooo:rsid="0101c655" officeooo:paragraph-rsid="001440d0"/>
    </style:style>
    <style:style style:name="P11" style:family="paragraph" style:parent-style-name="Standard">
      <style:text-properties officeooo:rsid="0045b313" officeooo:paragraph-rsid="001440d0"/>
    </style:style>
    <style:style style:name="P12" style:family="paragraph" style:parent-style-name="Standard">
      <style:text-properties officeooo:rsid="00464eec" officeooo:paragraph-rsid="001440d0"/>
    </style:style>
    <style:style style:name="P13" style:family="paragraph" style:parent-style-name="Standard">
      <style:text-properties officeooo:rsid="00479970" officeooo:paragraph-rsid="001440d0"/>
    </style:style>
    <style:style style:name="P14" style:family="paragraph" style:parent-style-name="Standard">
      <style:text-properties officeooo:rsid="00485d1b" officeooo:paragraph-rsid="001440d0"/>
    </style:style>
    <style:style style:name="P15" style:family="paragraph" style:parent-style-name="Standard">
      <style:text-properties officeooo:rsid="004a34a2" officeooo:paragraph-rsid="001440d0"/>
    </style:style>
    <style:style style:name="P16" style:family="paragraph" style:parent-style-name="Standard">
      <style:text-properties officeooo:rsid="00eb1d62" officeooo:paragraph-rsid="001440d0"/>
    </style:style>
    <style:style style:name="P17" style:family="paragraph" style:parent-style-name="Standard">
      <style:text-properties officeooo:rsid="004c1d54" officeooo:paragraph-rsid="001440d0"/>
    </style:style>
    <style:style style:name="P18" style:family="paragraph" style:parent-style-name="Standard">
      <style:text-properties officeooo:rsid="004cbef5" officeooo:paragraph-rsid="001440d0"/>
    </style:style>
    <style:style style:name="P19" style:family="paragraph" style:parent-style-name="Standard">
      <style:text-properties officeooo:paragraph-rsid="001440d0"/>
    </style:style>
    <style:style style:name="T1" style:family="text">
      <style:text-properties fo:font-variant="normal" fo:text-transform="none" fo:color="#1c1c1c" fo:letter-spacing="normal" fo:font-style="normal" fo:font-weight="normal" officeooo:rsid="007fb6fe"/>
    </style:style>
    <style:style style:name="T2" style:family="text">
      <style:text-properties fo:font-variant="normal" fo:text-transform="none" fo:color="#1c1c1c" fo:letter-spacing="normal" fo:font-style="normal" fo:font-weight="normal" officeooo:rsid="0074a242"/>
    </style:style>
    <style:style style:name="T3" style:family="text">
      <style:text-properties fo:font-variant="normal" fo:text-transform="none" fo:color="#252525" style:font-name="Liberation Serif" fo:font-size="13pt" fo:letter-spacing="normal" fo:font-style="normal" fo:font-weight="normal" officeooo:rsid="000842ac" style:font-size-asian="13pt" style:font-size-complex="13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2f74d87"/>
    </style:style>
    <style:style style:name="T6" style:family="text">
      <style:text-properties officeooo:rsid="007fb6fe"/>
    </style:style>
    <style:style style:name="T7" style:family="text">
      <style:text-properties officeooo:rsid="006c7d83"/>
    </style:style>
    <style:style style:name="T8" style:family="text">
      <style:text-properties officeooo:rsid="006fd0e6"/>
    </style:style>
    <style:style style:name="T9" style:family="text">
      <style:text-properties officeooo:rsid="006b0c58"/>
    </style:style>
    <style:style style:name="T10" style:family="text">
      <style:text-properties officeooo:rsid="00ea4c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45531"/>
    </style:style>
    <style:style style:name="T13" style:family="text">
      <style:text-properties officeooo:rsid="0101c655"/>
    </style:style>
    <style:style style:name="T14" style:family="text">
      <style:text-properties officeooo:rsid="00464eec"/>
    </style:style>
    <style:style style:name="T15" style:family="text">
      <style:text-properties officeooo:rsid="00485d1b"/>
    </style:style>
    <style:style style:name="T16" style:family="text">
      <style:text-properties officeooo:rsid="0103515b"/>
    </style:style>
    <style:style style:name="T17" style:family="text">
      <style:text-properties officeooo:rsid="004a34a2"/>
    </style:style>
    <style:style style:name="T18" style:family="text">
      <style:text-properties officeooo:rsid="004cbef5"/>
    </style:style>
    <style:style style:name="T19" style:family="text">
      <style:text-properties officeooo:rsid="00eb1d62"/>
    </style:style>
    <style:style style:name="T20" style:family="text">
      <style:text-properties officeooo:rsid="02f93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<text:span text:style-name="T1">В октябре</text:span><text:span text:style-name="T2"> семиклассников начали готовить к вступлению в ряды ВЛКСМ — Вс</text:span>есоюзного <text:s/>Ленинского Коммунистического Союза Молодёжи, он же комсомол. </text:p>
      <text:p text:style-name="P6"><text:span text:style-name="T4">В комсомольцы принимают не огульно — отрядными шеренгами, а индивидуально, на особом заседании горкома или райкома комсомола, где члены городского или районного ком</text:span>итета задают тебе вопросы, как на экзамене, потому что став членом этой молодёжной организации ты уже соратник партии, будущий коммунист.</text:p>
      <text:p text:style-name="P6">В ходе подготовки старший пионервожатый нашей школы, Володя Гуревич — симпатичный чернявый юноша с сизыми от густой, но всегда выбритой щетины, <text:span text:style-name="T5">щеками, </text:span>раздал нам, будущим членам, листки с Уставом ВЛКСМ, напечатанным мелким типографским шрифтом.</text:p>
      <text:p text:style-name="P6">Он предупредил, что при приёме особенно гоняют по правам и обязанностям комсомольца.</text:p>
      <text:p text:style-name="P7">Володя Гуревич закончил престижную, одиннадцатую городскую школу и музучилище по классу баяна. Жил он далеко — за Миром, в квартале пятиэтажек, который почему-то называли Палестиной.</text:p>
      <text:p text:style-name="P7">В школе он носил смешанную атрибутику из очень чистого и наглаженного пионерского галстука и комсомольского значка на груди пиджака — маленькое красное знамя, а на нём профиль лысой головы Владимира Ильича Ленина в бородке клинышком. </text:p>
      <text:p text:style-name="P7">Среди своих — <text:s/>пионер<text:span text:style-name="T6">ского актива — </text:span><text:s/>Володя Гуревич, <text:span text:style-name="T7">из-за совпадения в отчестве,</text:span> говорил:</text:p>
      <text:p text:style-name="P7">- Называйте меня просто — Ильич.</text:p>
      <text:p text:style-name="P8">Смеялся он громко и после смеха губы его не сразу стягивались в н<text:span text:style-name="T8">ейтра</text:span>льное положение.</text:p>
      <text:p text:style-name="P8">Однако Володя Шерудило, <text:span text:style-name="T6">плотно сложенный чемпион игры в «биток» с рыжими вихрами и густой россыпью веснушек на круглом лице, </text:span>который учился в нашем классе, а жил в селе Подлипное, за Рощей, среди своих <text:span text:style-name="T9">— </text:span>одноклассников <text:span text:style-name="T9">— </text:span>называл <text:span text:style-name="T6">Володю Гуревича</text:span>:</text:p>
      <text:p text:style-name="P8">- Ханорик созовский!</text:p>
      <text:p text:style-name="P8"/>
      <text:p text:style-name="P5"><text:span text:style-name="T10">(...н</text:span>а заре советской власти, ещё до создания колхозов, среди крестьянского населения <text:span text:style-name="T5">сёл</text:span> организовывали<text:span text:style-name="T5">сь</text:span> коллективы по <text:span text:style-name="T11">совместной обработке земли</text:span> — СОЗы, отсюда «созовский», но что такое «ханорик» не найти даже в словаре Даля, наверное оттого, что его создатель не заезжал в село Подлипное.</text:p>
      <text:p text:style-name="P5">Кто нынче вспоминает про СОЗы? <text:s/></text:p>
      <text:p text:style-name="P5">А <text:span text:style-name="T10">вот </text:span>село бережно хранит в своей памяти и передаёт из поколения в поколение.</text:p>
      <text:p text:style-name="P5"><text:span text:style-name="T10">Хоть смысл забыт, но чувство неизменно</text:span>...<text:span text:style-name="T10">)</text:span></text:p>
      <text:p text:style-name="P5"/>
      <text:p text:style-name="P9">Конотопский горком комсомола располагался на втором этаже правого крыла здания горсовета.</text:p>
      <text:p text:style-name="P9">Само здание, чем-то напоминающее Смольный Институт из кинофильмов про революцию, находится через дорогу от площади Мира.</text:p>
      <text:p text:style-name="P9">К нему подводят три тихие аллеи мощёные брусчаткой, <text:span text:style-name="T8">между рядами</text:span> густых <text:span text:style-name="T8">тёмных </text:span>каштанов.</text:p>
      <text:p text:style-name="P9">Все поступавшие со мною успешно прошли экзамен по Уставу ВЛКСМ и были приняты в <text:span text:style-name="T8">ленинский комсомол</text:span>.</text:p>
      <text:p text:style-name="P7"/>
      <text:p text:style-name="P19"><text:span text:style-name="T12">Осенью от Переезда на Посёлок начали прокладывать трамвайный путь под шеренгой огромных тополей вдоль кювета булыжной Богдана </text:span>Хмельницкого,</text:p>
      <text:p text:style-name="P10">Между деревьев выросли бетонные столбы для поддержки контактного провода над трамвайными путями. <text:s/></text:p>
      <text:p text:style-name="P11"><text:span text:style-name="T8">К октябрьским праздникам</text:span> рельсы миновали Базар, нашу школу и даже завернули в Первомайскую, что тянется до самого конца Посёлка. </text:p>
      <text:p text:style-name="P11">Потом по ним начали ходить три маленьких трамвая, где кондукторши, с<text:span text:style-name="T10"> </text:span>пузатенькими сумками под грудью, продавали билеты за три копейки <text:span text:style-name="T10">для сбора платы за проезд</text:span>, отрывая <text:soft-page-break/>их от рулончика на <text:span text:style-name="T13">брезентовом </text:span>рем<text:span text:style-name="T13">ешке казённой </text:span>сумки.</text:p>
      <text:p text:style-name="P11">У городских, больших трамваев кабина водителя только одна — впереди, и когда они доезжают до своих конечных, <text:span text:style-name="T14">то </text:span>делают круг по кольцу разворота, а на Посёлке такого круга не сделали, потому что маленькие трамваи <text:span text:style-name="T10">они</text:span> как Тяни-Толкай — кабина спереди и кабина сзади.</text:p>
      <text:p text:style-name="P11">На конечной остановке водитель переходит из передней <text:span text:style-name="T14">кабины в заднюю и та уже становится передней. </text:span></text:p>
      <text:p text:style-name="P12">Трамвай отправляется в обратный путь и кондукторша, стоя на ступеньке задней двери, тянет брезентовую вожжу <text:s/>дуги трамвая, чтоб та откинулась под проводом назад и скользила как положено до конечной на том конце маршрута.</text:p>
      <text:p text:style-name="P13"><text:span text:style-name="T10">В</text:span> больших трамваях двери захлопываются автоматически из кабины водителя, а в маленьких они как ширмы на шарнирах — потянул, сдвинул — открылась; <text:span text:style-name="T10">раздвинул, надавил — закрылась.</text:span></text:p>
      <text:p text:style-name="P13">Но кому оно надо? Поэтому трамваи на Посёлке ходили с <text:s/>дверями <text:span text:style-name="T10">нараспашку</text:span>, если только не очень сильный мороз.</text:p>
      <text:p text:style-name="P13">Чтобы трамваи могли уступать друг другу одноколейный путь, им устроили две развилки: одну возле нашей школы, другую посреди Первомайской. На развилке путь раздвоен на несколько метров, <text:span text:style-name="T15">чтобы встречные трамваи могли разминуться.</text:span></text:p>
      <text:p text:style-name="P13"/>
      <text:p text:style-name="P14">В Клубе КПВРЗ туалет <text:span text:style-name="T10">находился</text:span> на первом этаже, в самом конце длинного-предлинного, начинавшегося от библиотеки, коридора <text:span text:style-name="T13">без единого окошка, с</text:span> лампоч<text:span text:style-name="T13">ками</text:span> <text:span text:style-name="T13">на потолке.</text:span></text:p>
      <text:p text:style-name="P14"><text:span text:style-name="T13"><text:s/>В тёмно-зелёных <text:s/>крашеных </text:span><text:s/><text:span text:style-name="T16">стенах изредка попадались </text:span>двер<text:span text:style-name="T16">и</text:span> с табличками «Детский Сектор», «Эстрадный Ансамбль», «Костюмерная», а не доходя до туалета — <text:s/>«Спортзал».</text:p>
      <text:p text:style-name="P14">Все двери были <text:span text:style-name="T16">постоянно заперты и </text:span>тихи, только за спортзальной иногда поцокивал шарик настольного тенниса или грюкало железо штанги.</text:p>
      <text:p text:style-name="P14">Но однажды, я услышал как за дверью «Детского Сектора» играет пианино и постучал. </text:p>
      <text:p text:style-name="P14">Мне крикнули <text:span text:style-name="T16">войти и там</text:span> я <text:s/>увидел <text:span text:style-name="T17">небольшую смуглую женщину со стрижкой чёрных волос и широким разрезом ноздрей, которая сидела за пианино у стены из больших зеркал-квадратов. </text:span></text:p>
      <text:p text:style-name="P15">В стене напротив двери были три окна высоко от пола, а под ними балетные поручни, поверх ребристой трубы отопления.</text:p>
      <text:p text:style-name="P16">В левой половине комнаты <text:s/><text:span text:style-name="T16">стояла</text:span> <text:s/>ширм<text:span text:style-name="T16">а</text:span> кукольного театра, <text:span text:style-name="T16">а перед нею</text:span> неширокий, но очень длинный стол;</text:p>
      <text:p text:style-name="P16"><text:span text:style-name="T16">Тогда</text:span> я сказал, что хочу записаться в Детский Сектор.</text:p>
      <text:p text:style-name="P14">- <text:span text:style-name="T17">Очень хорошо, давай знакомиться: я — Раиса Григорьевна, а ты кто и откуда?</text:span></text:p>
      <text:p text:style-name="P17">Она рассказала, что бывшие актёры повырастали, или разъехались и для возрождения Детского Сектора мне нужно привести с собой друзей из школы.</text:p>
      <text:p text:style-name="P17"/>
      <text:p text:style-name="P17">Я повёл агитацию в своём классе. </text:p>
      <text:p text:style-name="P17">Чепа и Куба посомневались, но согласились, когда я сказал, что на том длинном столе можно запросто играть в теннис, и ещё две девочки пришли посмотреть — Лариса Полосмак и Таня Красножон. </text:p>
      <text:p text:style-name="P17">Раиса Григорьевна обрадовалась и мы начали готовить кукольный спектакль «<text:span text:style-name="T18">Колобок». </text:span></text:p>
      <text:p text:style-name="P18">Она научила нас водить одетые на кисть рук<text:span text:style-name="T3">и́</text:span> мягкие куклы так, чтобы <text:span text:style-name="T16">те не опускались</text:span> <text:span text:style-name="T16">ниже</text:span> ширмы кукольного театра. </text:p>
      <text:p text:style-name="P18">Занятия проводились два раза в неделю, <text:span text:style-name="T16">но</text:span> иногда она их пропускала <text:span text:style-name="T16">или опаздывала и</text:span> <text:span text:style-name="T16">поэтому</text:span> показала нам, что оставляет ключ в комнате художников. <text:span text:style-name="T16">М</text:span>ы <text:s/><text:span text:style-name="T16">открывали Детский Сектор и </text:span>часами играли <text:span text:style-name="T16">там </text:span>в теннис на длинном столе. </text:p>
      <text:p text:style-name="P18">Ракеток у нас не было, их нам заменяли зажатые в руке обложки от учебников. И сетку тоже городили из книг — высоковата малость, но пойдёт.</text:p>
      <text:p text:style-name="P1">Нелёгок труд актёра-кукловода, мало того, что надо переписать роль и выучить её наизусть, так ещё во время действия <text:span text:style-name="T19">постоянно</text:span> держ<text:span text:style-name="T19">и</text:span> куклу на вздёрнутой вверх руке.</text:p>
      <text:p text:style-name="P1"><text:soft-page-break/><text:span text:style-name="T19">В</text:span>о время долгих репетиций она затекала от усталости и даже поддержка второй рукой мало чем помогала <text:span text:style-name="T20">делу</text:span>. </text:p>
      <text:p text:style-name="P1"><text:span text:style-name="T16">А ещё</text:span> начинала ныть шея <text:s/>оттого, что голова постоянно запрокинута кверху — следить за <text:span text:style-name="T19">действиями </text:span>рук<text:span text:style-name="T19">и</text:span>.</text:p>
      <text:p text:style-name="P1">Зато потом, после спектакля, вы<text:span text:style-name="T16">ходи</text:span>шь перед ширмой, держа на уровне плеча три пальца <text:span text:style-name="T19">продетые в</text:span> куклу и Раиса Григорьевна объяв<text:span text:style-name="T16">ляе</text:span>т, что это <text:span text:style-name="T16">именно </text:span>ты исполнял роль Зайца; ты <text:span text:style-name="T16">киваешь головой</text:span> и Заяц возле твоего плеча кланяется тоже, а в зале раздаётся смех и аплодисменты.</text:p>
      <text:p text:style-name="P1">О тернии, о сладость славы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40:22.975937475</meta:creation-date>
    <dc:date>2017-03-01T15:40:30.617708985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0" meta:word-count="1009" meta:character-count="6848" meta:non-whitespace-character-count="5838"/>
    <meta:generator>LibreOffice/4.3.3.2$Linux_x86 LibreOffice_project/430m0$Build-2</meta:generator>
  </office:meta>
</office:document-meta>
</file>